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17cm" style:rel-column-width="65535*"/>
    </style:style>
    <style:style style:name="Tabella5.A1" style:family="table-cell">
      <style:table-cell-properties fo:padding="0.097cm" fo:border="0.002cm solid #000000"/>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1"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style:font-size-asian="10.5pt" style:font-size-complex="10.5pt"/>
    </style:style>
    <style:style style:name="P14" style:family="paragraph" style:parent-style-name="Standard">
      <style:paragraph-properties fo:text-align="center" style:justify-single-word="false"/>
      <style:text-properties style:font-name="Times New Roman" fo:font-size="10.5pt" style:font-size-asian="10.5pt" style:font-size-complex="10.5pt"/>
    </style:style>
    <style:style style:name="P15" style:family="paragraph" style:parent-style-name="Standard">
      <style:paragraph-properties style:snap-to-layout-grid="false"/>
      <style:text-properties style:font-name="Times New Roman" fo:font-size="10.5pt" style:font-size-asian="10.5pt" style:font-size-complex="10.5pt"/>
    </style:style>
    <style:style style:name="P16"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7" style:family="paragraph" style:parent-style-name="Standard">
      <style:text-properties style:font-name="Times New Roman" fo:font-size="10.5pt" fo:font-weight="bold" style:font-size-asian="10.5pt" style:font-weight-asian="bold" style:font-size-complex="10.5pt" style:font-weight-complex="bold"/>
    </style:style>
    <style:style style:name="P18"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9" style:family="paragraph" style:parent-style-name="Standard">
      <style:text-properties style:font-name="Times New Roman" fo:font-size="10.5pt" fo:font-weight="bold" fo:background-color="#ffff00" style:font-size-asian="10.5pt" style:font-weight-asian="bold" style:font-size-complex="10.5pt" style:font-weight-complex="bold"/>
    </style:style>
    <style:style style:name="P20"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21" style:family="paragraph" style:parent-style-name="Standard">
      <style:paragraph-properties fo:text-align="justify" style:justify-single-word="false"/>
      <style:text-properties style:font-name="Times New Roman" fo:font-size="10.5pt" style:text-underline-style="none" fo:font-weight="bold" style:font-size-asian="10.5pt" style:font-weight-asian="bold" style:font-size-complex="10.5pt" style:font-weight-complex="bold"/>
    </style:style>
    <style:style style:name="P22" style:family="paragraph" style:parent-style-name="Standard">
      <style:paragraph-properties fo:text-align="justify" style:justify-single-word="false"/>
      <style:text-properties style:font-name="Times New Roman" fo:font-size="10.5pt" style:text-underline-style="none" fo:font-weight="bold" fo:background-color="transparent" style:font-size-asian="10.5pt" style:font-weight-asian="bold" style:font-size-complex="10.5pt" style:font-weight-complex="bold"/>
    </style:style>
    <style:style style:name="P23" style:family="paragraph" style:parent-style-name="Standard">
      <style:text-properties style:font-name="Times New Roman" fo:font-size="10pt" fo:background-color="transparent" style:font-size-asian="10pt" style:font-size-complex="10pt"/>
    </style:style>
    <style:style style:name="P24" style:family="paragraph" style:parent-style-name="Standard">
      <style:text-properties fo:font-size="6pt" style:font-size-asian="6pt" style:font-size-complex="6pt"/>
    </style:style>
    <style:style style:name="P25"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6" style:family="paragraph" style:parent-style-name="Standard">
      <style:paragraph-properties fo:text-align="justify" style:justify-single-word="false"/>
      <style:text-properties fo:font-size="10.5pt" style:font-size-asian="10.5pt" style:font-size-complex="10.5pt"/>
    </style:style>
    <style:style style:name="P27" style:family="paragraph" style:parent-style-name="Standard">
      <style:paragraph-properties fo:text-align="justify" style:justify-single-word="false"/>
      <style:text-properties fo:font-size="10.5pt" style:text-underline-style="none" fo:font-weight="bold" style:font-size-asian="10.5pt" style:font-weight-asian="bold" style:font-size-complex="10.5pt" style:font-weight-complex="bold"/>
    </style:style>
    <style:style style:name="P28" style:family="paragraph" style:parent-style-name="Standard">
      <style:paragraph-properties fo:text-align="justify" style:justify-single-word="false"/>
      <style:text-properties fo:font-size="10.5pt" style:text-underline-style="none" fo:font-weight="bold" fo:background-color="#ffff00" style:font-size-asian="10.5pt" style:font-weight-asian="bold" style:font-size-complex="10.5pt" style:font-weight-complex="bold"/>
    </style:style>
    <style:style style:name="P29" style:family="paragraph" style:parent-style-name="Standard">
      <style:text-properties fo:font-size="10pt" style:font-size-asian="10pt" style:font-size-complex="10pt"/>
    </style:style>
    <style:style style:name="P30"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31" style:family="paragraph" style:parent-style-name="Standard">
      <style:paragraph-properties fo:text-align="justify" style:justify-single-word="false"/>
    </style:style>
    <style:style style:name="P32"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33"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34"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35" style:family="paragraph" style:parent-style-name="Normale">
      <style:text-properties style:font-name="Times New Roman" fo:font-size="10.5pt" style:font-size-asian="10.5pt" style:font-size-complex="10.5pt"/>
    </style:style>
    <style:style style:name="P36" style:family="paragraph" style:parent-style-name="Normale">
      <style:paragraph-properties fo:text-align="end" style:justify-single-word="false"/>
      <style:text-properties style:font-name="Times New Roman" fo:font-size="10.5pt" style:font-size-asian="10.5pt" style:font-size-complex="10.5pt"/>
    </style:style>
    <style:style style:name="P37"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38"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9"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40"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41" style:family="paragraph" style:parent-style-name="Standard">
      <style:paragraph-properties fo:margin-left="0.635cm" fo:margin-right="0cm" fo:text-align="center" style:justify-single-word="false" fo:text-indent="0cm" style:auto-text-indent="false"/>
      <style:text-properties style:font-name="Times New Roman" fo:font-size="12pt" fo:background-color="#ff9999" style:font-size-asian="12pt" style:font-size-complex="12pt"/>
    </style:style>
    <style:style style:name="P42" style:family="paragraph" style:parent-style-name="Standard">
      <style:paragraph-properties fo:margin-left="0.635cm" fo:margin-right="0cm" fo:text-align="center" style:justify-single-word="false" fo:text-indent="0cm" style:auto-text-indent="false"/>
      <style:text-properties style:font-name="Times New Roman" fo:font-size="10pt" fo:background-color="transparent" style:font-size-asian="10pt" style:font-size-complex="10pt"/>
    </style:style>
    <style:style style:name="P43" style:family="paragraph" style:parent-style-name="Text_20_body_20_indent">
      <style:paragraph-properties fo:margin-left="0.635cm" fo:margin-right="0cm" fo:text-indent="0cm" style:auto-text-indent="false"/>
      <style:text-properties style:font-name="Times New Roman" fo:font-size="10.5pt" fo:font-weight="normal" style:font-size-asian="10.5pt" style:font-weight-asian="normal" style:font-size-complex="10.5pt"/>
    </style:style>
    <style:style style:name="P44"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style>
    <style:style style:name="P45"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font-weight-complex="normal"/>
    </style:style>
    <style:style style:name="P46"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47" style:family="paragraph" style:parent-style-name="Standard">
      <style:paragraph-properties fo:margin-left="0cm" fo:margin-right="0cm" fo:text-align="justify" style:justify-single-word="false" fo:text-indent="1.251cm" style:auto-text-indent="false"/>
      <style:text-properties style:font-name="Times New Roman" fo:font-size="10.5pt" fo:font-weight="normal" fo:background-color="transparent" style:font-size-asian="10.5pt" style:font-weight-asian="normal" style:font-size-complex="10.5pt" style:font-weight-complex="normal"/>
    </style:style>
    <style:style style:name="P48" style:family="paragraph" style:parent-style-name="Standard">
      <style:paragraph-properties fo:margin-left="0cm" fo:margin-right="0cm" fo:text-align="justify" style:justify-single-word="false" fo:text-indent="1.251cm" style:auto-text-indent="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49"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50"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51" style:family="paragraph" style:parent-style-name="Standard">
      <style:paragraph-properties fo:margin-left="0cm" fo:margin-right="0cm" fo:text-align="justify" style:justify-single-word="false" fo:text-indent="1.251cm" style:auto-text-indent="false"/>
      <style:text-properties fo:font-size="10.5pt" fo:background-color="#ffcc00" style:font-size-asian="10.5pt" style:font-size-complex="10.5pt"/>
    </style:style>
    <style:style style:name="P52" style:family="paragraph" style:parent-style-name="Standard">
      <style:paragraph-properties fo:margin-left="0cm" fo:margin-right="0cm" fo:text-align="justify" style:justify-single-word="false" fo:text-indent="1.251cm" style:auto-text-indent="false"/>
      <style:text-properties fo:font-size="10.5pt" fo:background-color="#ff99cc" style:font-size-asian="10.5pt" style:font-size-complex="10.5pt"/>
    </style:style>
    <style:style style:name="P53" style:family="paragraph" style:parent-style-name="Standard">
      <style:paragraph-properties fo:margin-left="0cm" fo:margin-right="0cm" fo:margin-top="0.176cm" fo:margin-bottom="0cm" fo:text-align="justify" style:justify-single-word="false" fo:text-indent="1.251cm" style:auto-text-indent="false" style:vertical-align="auto"/>
      <style:text-properties style:font-name="Times New Roman" fo:font-size="10.5pt" fo:background-color="#99ffff" style:font-size-asian="10.5pt" style:font-size-complex="10.5pt"/>
    </style:style>
    <style:style style:name="P54" style:family="paragraph" style:parent-style-name="Standard">
      <style:paragraph-properties fo:margin-left="0cm" fo:margin-right="0cm" fo:margin-top="0.176cm" fo:margin-bottom="0cm" fo:text-align="justify" style:justify-single-word="false" fo:text-indent="1.251cm" style:auto-text-indent="false"/>
      <style:text-properties style:font-name="Times New Roman" fo:font-size="10.5pt" style:text-underline-style="none" fo:font-weight="bold" style:font-size-asian="10.5pt" style:font-weight-asian="bold" style:font-size-complex="10.5pt" style:font-weight-complex="bold"/>
    </style:style>
    <style:style style:name="P55"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56"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none" fo:font-weight="bold" fo:background-color="#ffff00" style:font-size-asian="10.5pt" style:font-weight-asian="bold" style:font-size-complex="10.5pt" style:font-weight-complex="bold"/>
    </style:style>
    <style:style style:name="P57" style:family="paragraph" style:parent-style-name="Normale">
      <style:paragraph-properties fo:margin-left="0cm" fo:margin-right="0cm" fo:text-align="justify" style:justify-single-word="false" fo:text-indent="1.251cm" style:auto-text-indent="false"/>
      <style:text-properties style:font-name="Times New Roman" fo:font-size="10.5pt" fo:font-weight="bold" style:font-size-asian="10.5pt" style:font-weight-asian="bold" style:font-size-complex="10.5pt" style:font-weight-complex="bold"/>
    </style:style>
    <style:style style:name="P58" style:family="paragraph" style:parent-style-name="Standard">
      <style:paragraph-properties fo:margin-left="0cm" fo:margin-right="0cm" fo:text-align="justify" style:justify-single-word="false" fo:text-indent="0.635cm" style:auto-text-indent="false"/>
      <style:text-properties style:font-name="Times New Roman" fo:font-size="10.5pt" fo:font-weight="bold" style:font-size-asian="10.5pt" style:font-weight-asian="bold" style:font-size-complex="10.5pt" style:font-weight-complex="bold"/>
    </style:style>
    <style:style style:name="P59" style:family="paragraph" style:parent-style-name="Text_20_body_20_indent">
      <style:text-properties style:font-name="Times New Roman" fo:font-size="10.5pt" fo:font-weight="normal" style:font-size-asian="10.5pt" style:font-weight-asian="normal" style:font-size-complex="10.5pt"/>
    </style:style>
    <style:style style:name="P60" style:family="paragraph" style:parent-style-name="Standard">
      <style:paragraph-properties fo:margin-left="0cm" fo:margin-right="0cm" fo:text-align="justify" style:justify-single-word="false" fo:text-indent="1.249cm" style:auto-text-indent="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61" style:family="paragraph" style:parent-style-name="Standard">
      <style:paragraph-properties fo:margin-left="0cm" fo:margin-right="0cm" fo:text-align="justify" style:justify-single-word="false" fo:text-indent="1.249cm" style:auto-text-indent="false"/>
      <style:text-properties style:font-name="Times New Roman" fo:font-size="10.5pt" fo:font-weight="bold" style:font-size-asian="10.5pt" style:font-weight-asian="bold" style:font-size-complex="10.5pt" style:font-weight-complex="bold"/>
    </style:style>
    <style:style style:name="P62" style:family="paragraph" style:parent-style-name="Standard">
      <style:paragraph-properties fo:margin-left="0cm" fo:margin-right="0cm" fo:text-align="justify" style:justify-single-word="false" fo:text-indent="1.249cm" style:auto-text-indent="false"/>
      <style:text-properties fo:font-size="10.5pt" style:text-underline-style="none" fo:font-weight="bold" fo:background-color="transparent" style:font-size-asian="10.5pt" style:font-weight-asian="bold" style:font-size-complex="10.5pt" style:font-weight-complex="bold"/>
    </style:style>
    <style:style style:name="P63"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64" style:family="paragraph" style:parent-style-name="Standard">
      <style:paragraph-properties fo:text-align="justify" style:justify-single-word="false" style:snap-to-layout-grid="false"/>
      <style:text-properties fo:font-size="8pt" fo:font-style="italic" fo:font-weight="normal" style:font-size-asian="8pt" style:font-style-asian="italic" style:font-weight-asian="normal" style:font-size-complex="8pt" style:font-weight-complex="normal"/>
    </style:style>
    <style:style style:name="P65"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text-properties fo:color="#000000" style:font-name="Times New Roman" fo:font-size="10.5pt" fo:background-color="transparent" style:font-size-asian="10.5pt" style:font-size-complex="10.5pt"/>
    </style:style>
    <style:style style:name="P66"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style>
    <style:style style:name="P67"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normal" fo:background-color="transparent" style:font-size-asian="10.5pt" style:font-weight-asian="normal" style:font-size-complex="10.5pt" style:font-weight-complex="normal"/>
    </style:style>
    <style:style style:name="P68"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69" style:family="paragraph" style:parent-style-name="Normale" style:list-style-name="L1">
      <style:paragraph-properties fo:text-align="justify" style:justify-single-word="false"/>
      <style:text-properties fo:background-color="transparent"/>
    </style:style>
    <style:style style:name="P70" style:family="paragraph" style:parent-style-name="Heading_20_1">
      <style:text-properties style:font-name="Times New Roman" fo:font-size="10.5pt" style:font-size-asian="10.5pt" style:font-name-complex="Times New Roman" style:font-size-complex="10.5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font-style="italic" fo:font-weight="normal" style:font-style-asian="italic" style:font-weight-asian="normal"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fo:background-color="#00cc33" style:font-style-asian="italic" style:font-style-complex="italic"/>
    </style:style>
    <style:style style:name="T9" style:family="text">
      <style:text-properties fo:font-weight="normal" style:font-weight-asian="normal"/>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style:font-name="Times New Roman" fo:font-size="10.5pt" style:font-size-asian="10.5pt" style:font-size-complex="10.5pt"/>
    </style:style>
    <style:style style:name="T13" style:family="text">
      <style:text-properties style:font-name="Times New Roman" fo:font-size="10.5pt" style:text-underline-style="solid" style:text-underline-width="auto" style:text-underline-color="font-color" fo:font-weight="normal" style:font-size-asian="10.5pt" style:font-weight-asian="normal" style:font-size-complex="10.5pt" style:font-weight-complex="normal"/>
    </style:style>
    <style:style style:name="T14" style:family="text">
      <style:text-properties style:font-name="Times New Roman" fo:font-size="10.5pt" style:text-underline-style="solid" style:text-underline-width="auto" style:text-underline-color="font-color" fo:font-weight="bold" style:font-size-asian="10.5pt" style:font-weight-asian="bold" style:font-size-complex="10.5pt" style:font-weight-complex="bold"/>
    </style:style>
    <style:style style:name="T15" style:family="text">
      <style:text-properties style:font-name="Times New Roman" fo:font-size="10.5pt" fo:background-color="transparent" style:font-size-asian="10.5pt" style:font-size-complex="10.5pt"/>
    </style:style>
    <style:style style:name="T16" style:family="text">
      <style:text-properties style:font-name="Times New Roman" fo:font-size="10.5pt" fo:font-weight="bold" style:font-size-asian="10.5pt" style:font-weight-asian="bold" style:font-size-complex="10.5pt" style:font-weight-complex="bold"/>
    </style:style>
    <style:style style:name="T17" style:family="text">
      <style:text-properties style:font-name="Times New Roman" fo:font-size="10.5pt" fo:font-weight="bold" fo:background-color="#ffff00" style:font-size-asian="10.5pt" style:font-weight-asian="bold" style:font-size-complex="10.5pt" style:font-weight-complex="bold"/>
    </style:style>
    <style:style style:name="T18" style:family="text">
      <style:text-properties style:font-name="Times New Roman" fo:font-size="10.5pt" fo:font-style="normal" fo:font-weight="bold" fo:background-color="#ffcc00" style:font-size-asian="10.5pt" style:font-style-asian="normal" style:font-weight-asian="bold" style:font-size-complex="10.5pt" style:font-style-complex="normal" style:font-weight-complex="bold"/>
    </style:style>
    <style:style style:name="T19" style:family="text">
      <style:text-properties style:font-name="Times New Roman" fo:font-size="10.5pt" fo:background-color="#ffff99" style:font-size-asian="10.5pt" style:font-size-complex="10.5pt"/>
    </style:style>
    <style:style style:name="T20" style:family="text">
      <style:text-properties style:font-name="Times New Roman" fo:font-size="10.5pt" fo:background-color="#ffff00" style:font-size-asian="10.5pt" style:font-size-complex="10.5pt"/>
    </style:style>
    <style:style style:name="T21" style:family="text">
      <style:text-properties style:font-name="Times New Roman" fo:font-style="normal" fo:font-weight="normal" style:font-style-asian="normal" style:font-weight-asian="normal" style:font-style-complex="normal" style:font-weight-complex="normal"/>
    </style:style>
    <style:style style:name="T22" style:family="text">
      <style:text-properties style:font-name="Times New Roman" fo:font-style="italic" fo:font-weight="bold" style:font-style-asian="italic" style:font-weight-asian="bold" style:font-style-complex="italic" style:font-weight-complex="bold"/>
    </style:style>
    <style:style style:name="T23" style:family="text">
      <style:text-properties style:font-name="Times New Roman" fo:font-weight="bold" style:font-weight-asian="bold" style:font-weight-complex="bold"/>
    </style:style>
    <style:style style:name="T24" style:family="text">
      <style:text-properties style:font-name="Times New Roman" fo:font-weight="bold" fo:background-color="#66ffff" style:font-weight-asian="bold" style:font-weight-complex="bold"/>
    </style:style>
    <style:style style:name="T25" style:family="text">
      <style:text-properties style:font-name="Times New Roman" style:text-underline-style="none" fo:font-weight="bold" style:font-weight-asian="bold" style:font-weight-complex="bold"/>
    </style:style>
    <style:style style:name="T26" style:family="text">
      <style:text-properties style:font-name="Times New Roman" style:text-underline-style="none" fo:font-weight="bold" fo:background-color="#ffff00" style:font-weight-asian="bold" style:font-weight-complex="bold"/>
    </style:style>
    <style:style style:name="T27" style:family="text">
      <style:text-properties style:font-name="Times New Roman" style:text-underline-style="none" fo:font-weight="bold" fo:background-color="transparent" style:font-weight-asian="bold" style:font-weight-complex="bold"/>
    </style:style>
    <style:style style:name="T28" style:family="text">
      <style:text-properties style:font-name="Times New Roman" style:text-underline-style="none" fo:font-weight="normal" fo:background-color="#ffff00" style:font-weight-asian="normal" style:font-weight-complex="normal"/>
    </style:style>
    <style:style style:name="T29" style:family="text">
      <style:text-properties style:font-name="Times New Roman" fo:font-size="10pt" fo:font-weight="normal" fo:background-color="transparent" style:font-size-asian="10pt" style:font-weight-asian="normal" style:font-size-complex="10pt" style:font-weight-complex="normal"/>
    </style:style>
    <style:style style:name="T30" style:family="text">
      <style:text-properties style:text-underline-style="none"/>
    </style:style>
    <style:style style:name="T31" style:family="text">
      <style:text-properties fo:color="#000000" style:font-name="Times New Roman" fo:font-size="10.5pt" fo:background-color="transparent" style:font-size-asian="10.5pt" style:font-size-complex="10.5pt"/>
    </style:style>
    <style:style style:name="T32" style:family="text">
      <style:text-properties fo:color="#000000" fo:font-size="10.5pt" style:text-underline-style="none" fo:font-weight="normal" fo:background-color="transparent" style:font-size-asian="10.5pt" style:font-weight-asian="normal" style:font-size-complex="10.5pt" style:font-weight-complex="normal"/>
    </style:style>
    <style:style style:name="T33" style:family="text">
      <style:text-properties fo:font-size="10.5pt" style:text-underline-style="none" fo:font-weight="normal" fo:background-color="transparent" style:font-size-asian="10.5pt" style:font-weight-asian="normal" style:font-size-complex="10.5pt" style:font-weight-complex="normal"/>
    </style:style>
    <style:style style:name="T34" style:family="text">
      <style:text-properties style:use-window-font-color="true" style:font-name="Times New Roman" fo:font-size="10.5pt" fo:font-style="normal" fo:font-weight="bold" fo:background-color="#ffcc00" style:font-size-asian="10.5pt" style:font-style-asian="normal" style:font-weight-asian="bold" style:font-name-complex="Arial" style:font-size-complex="10.5pt" style:font-style-complex="normal" style:font-weight-complex="bold"/>
    </style:style>
    <style:style style:name="T35" style:family="text">
      <style:text-properties style:use-window-font-color="true" style:font-name="Times New Roman" fo:font-size="10.5pt" fo:font-style="normal" fo:font-weight="normal" fo:background-color="#ffcc00" style:font-size-asian="10.5pt" style:font-style-asian="normal" style:font-weight-asian="normal" style:font-name-complex="Arial" style:font-size-complex="10.5pt" style:font-style-complex="normal" style:font-weight-complex="normal"/>
    </style:style>
    <style:style style:name="T36" style:family="text">
      <style:text-properties fo:background-color="#66ffff"/>
    </style:style>
    <style:style style:name="T37" style:family="text">
      <style:text-properties fo:background-color="#ffcc00"/>
    </style:style>
    <style:style style:name="T38" style:family="text">
      <style:text-properties fo:background-color="#66ff99"/>
    </style:style>
    <style:style style:name="T39" style:family="text">
      <style:text-properties fo:background-color="#00ff66"/>
    </style:style>
    <style:style style:name="T40" style:family="text">
      <style:text-properties fo:language="it" fo:country="IT" fo:font-style="normal" fo:background-color="transparent" style:font-style-asian="normal" style:font-name-complex="Times New Roman" style:font-style-complex="normal"/>
    </style:style>
    <style:style style:name="T41" style:family="text">
      <style:text-properties fo:language="it" fo:country="IT" fo:background-color="transparent" style:font-name-complex="Times New Roma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10">RACCOMANDATA A.R</text:p>
            <text:p text:style-name="P9">inviata via pec</text:p>
          </table:table-cell>
        </table:table-row>
        <table:table-row>
          <table:table-cell table:style-name="Tabella1.A1" office:value-type="string">
            <text:p text:style-name="P11">Protocollo n. _____________</text:p>
          </table:table-cell>
          <table:table-cell table:style-name="Tabella1.A1" office:value-type="string">
            <text:p text:style-name="P11">Savona, _____________</text:p>
          </table:table-cell>
        </table:table-row>
      </table:table>
      <text:p text:style-name="P12"/>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6">Da citare nella risposta:</text:span></text:span></text:p>
            <text:p text:style-name="Normale"><text:span text:style-name="Car._20_predefinito_20_paragrafo"><text:span text:style-name="T12">pratica <text:s/>[numero] - </text:span></text:span><text:span text:style-name="Car._20_predefinito_20_paragrafo"><text:span text:style-name="T20">sigla</text:span></text:span></text:p>
            <text:p text:style-name="Normale"><text:span text:style-name="Car._20_predefinito_20_paragrafo"><text:span text:style-name="T12"/></text:span></text:p>
            <text:p text:style-name="Normale"><text:span text:style-name="Car._20_predefinito_20_paragrafo"><text:span text:style-name="T15">classifica 06-03</text:span></text:span></text:p>
            <text:p text:style-name="Normale"><text:span text:style-name="Car._20_predefinito_20_paragrafo"><text:span text:style-name="T15">fascicolo: </text:span></text:span><text:span text:style-name="Car._20_predefinito_20_paragrafo"><text:span text:style-name="T29">[anno_fascicolo]</text:span></text:span><text:span text:style-name="Car._20_predefinito_20_paragrafo"><text:span text:style-name="T15"> /</text:span></text:span><text:span text:style-name="Car._20_predefinito_20_paragrafo"><text:span text:style-name="T29">[fascicolo].[sub_fascicolo]</text:span></text:span></text:p>
          </table:table-cell>
          <table:table-cell table:style-name="Tabella6.A1" office:value-type="string">
            <text:p text:style-name="P36"/>
          </table:table-cell>
          <table:table-cell table:style-name="Tabella6.A1" office:value-type="string">
            <text:p text:style-name="P37">Al Sig. [richiedenti.nominativo;block=tbs:row;]</text:p>
            <text:p text:style-name="P39">[richiedenti.indirizzo]</text:p>
            <text:p text:style-name="P39">[richiedenti.cap] [richiedenti.comune] ([richiedenti.prov])</text:p>
            <text:p text:style-name="P39">in qualità di [richiedenti.titolo]</text:p>
            <text:p text:style-name="P39">della [richiedenti.ragsoc]</text:p>
            <text:p text:style-name="P39">[richiedenti.sede]</text:p>
            <text:p text:style-name="P39">[richiedenti.capd] [richiedenti.comuned] ([richiedenti.provd])</text:p>
            <text:p text:style-name="P25">[richiedenti.pec]</text:p>
            <text:p text:style-name="P37"/>
          </table:table-cell>
        </table:table-row>
        <table:table-row>
          <table:table-cell table:style-name="Tabella6.A1" office:value-type="string">
            <text:p text:style-name="P35">Allegati: //</text:p>
          </table:table-cell>
          <table:table-cell table:style-name="Tabella6.A1" office:value-type="string">
            <text:p text:style-name="P36"/>
          </table:table-cell>
          <table:table-cell table:style-name="Tabella6.A1" office:value-type="string">
            <text:p text:style-name="P37">[progettisti.nominativo;block=tbs:row;]</text:p>
            <text:p text:style-name="P37">[progettisti.indirizzo]</text:p>
            <text:p text:style-name="P38"><text:span text:style-name="Car._20_predefinito_20_paragrafo"><text:span text:style-name="T12">[progettisti.cap] [progettisti.comune] ([progettisti.prov])</text:span></text:span></text:p>
            <text:p text:style-name="P38"><text:span text:style-name="Car._20_predefinito_20_paragrafo"><text:span text:style-name="T12">[progettisti.pec]</text:span></text:span></text:p>
            <text:p text:style-name="P38"><text:span text:style-name="Car._20_predefinito_20_paragrafo"><text:span text:style-name="T12"/></text:span></text:p>
          </table:table-cell>
        </table:table-row>
      </table:table>
      <text:p text:style-name="P35"/>
      <table:table table:name="Tabella3" table:style-name="Tabella3">
        <table:table-column table:style-name="Tabella3.A"/>
        <table:table-column table:style-name="Tabella3.B"/>
        <table:table-row table:style-name="Tabella3.1">
          <table:table-cell table:style-name="Tabella3.A1" office:value-type="string">
            <text:p text:style-name="P16">Oggetto:</text:p>
          </table:table-cell>
          <table:table-cell table:style-name="Tabella3.A1" office:value-type="string">
            <text:p text:style-name="P20">[tipo_pratica] ai sensi della L.R. n. 16/08 <text:s/>presentata in data [data_presentazione] e recepita agli atti al prot. n° [protocollo] del [data_protocollo] relativa a [oggetto] presso [ubicazione]. - Richiesta di pagamento degli oneri di costruzione e monetizzazione <text:span text:style-name="T3">parcheggi/o </text:span><text:span text:style-name="T36">standards urbanistici (verde e parcheggi)</text:span> non reperiti </text:p>
          </table:table-cell>
        </table:table-row>
      </table:table>
      <text:p text:style-name="P49"/>
      <text:p text:style-name="P50">Con riferimento alla <text:span text:style-name="T21">[tipo_pratica]</text:span> indicata in oggetto, <text:span text:style-name="T37">vista la documentazione integrativa pervenuta il ......... acquisita agli atti comunali al n........ di protocollo</text:span><text:span text:style-name="T3">,</text:span> si avverte che, ai sensi dell’art. 26 comma 5 della L.R. 16/08, prima <text:span text:style-name="T4">dell’inizio dei lavori, da comunicare ai sensi dell’art. 26, comma 10 della L.R. 16/08 e s.m.i.,</text:span> è necessario provvedere a corrispondere il contributo di costruzione dovuto per l’intervento.</text:p>
      <text:p text:style-name="P51"/>
      <text:p text:style-name="P52">IN CASO DI SCIA </text:p>
      <text:p text:style-name="P52">Con riferimento alla <text:span text:style-name="T21">[tipo_pratica]</text:span> indicata in oggetto, vista la documentazione integrativa pervenuta il ......... acquisita agli atti comunali al n........ di protocollo, si avverte <text:span text:style-name="T4">che è necessario provvedere a corrispondere nel termine di 10 giorni dal ricevimento della presente,</text:span> il contributo di costruzione dovuto per l’intervento.</text:p>
      <text:p text:style-name="P46"/>
      <text:p text:style-name="P50"><text:span text:style-name="T11">L’importo da versare ai sensi dell’art. 2 comma 1, lett. a) e lett. b) della L.R. n. 25/95, <text:s/>calcolato dal Suo progettista </text:span><text:span text:style-name="T22">oppure</text:span><text:span text:style-name="T11"> <text:s/>calcolato dall’ufficio scrivente, ammonta ad un totale di <text:s/></text:span><text:span text:style-name="T23">€ [oneri_totale]. </text:span><text:span text:style-name="T24">(vedasi calcolo in dettaglio sul retro)</text:span></text:p>
      <text:p text:style-name="P53">MONETIZZAZIONE STANDARS URBANISTICI</text:p>
      <text:p text:style-name="P53">Inoltre, tenuto conto che non sono stati reperiti gli spazi a parcheggio<text:span text:style-name="T38">/verde </text:span><text:s/>per il soddisfacimento degli standards urbanistici richiesti dall’art. 9 delle norme di attuazione del PUC (elaborato St. 1) occorre che venga versato in aggiunta agli oneri di costruzione, un contributo sostitutivo alla realizzazione di tali spazi, che è stato quantificato per i parcheggi nella misura di € 100,55 €/mq (aggiornamento 2015) <text:span text:style-name="T39">e per il verde nella misura di € 131,21 €/mq (aggiornamento 2015) </text:span></text:p>
      <text:p text:style-name="P53"><text:soft-page-break/>Pertanto nel caso in argomento è necessario versare l’importo di € [monetizzazione_totale]</text:p>
      <text:p text:style-name="P21"/>
      <text:p text:style-name="P26"><text:span text:style-name="T25"><text:tab/></text:span><text:span text:style-name="T26">MONETIZZAZIONE PARCHEGGI PERTINENZIALI</text:span></text:p>
      <text:p text:style-name="P22"><text:tab/></text:p>
      <text:p text:style-name="P22"><text:tab/></text:p>
      <text:p text:style-name="P26"><text:span text:style-name="T27"><text:tab/></text:span><text:span text:style-name="T28">Inoltre, tenuto conto che non è stato reperito il parcheggio di pertinenza richiesto (non sono stati reperiti i parcheggi di pertinenza richiesti) dall’art. 10 delle norme di attuazione del PUC (elaborato St. 1) relativamente alla/e nuova/e unità immobiliare/i derivata/e dal frazionamento, occorre che venga versato in aggiunta agli oneri di costruzione, un contributo sostitutivo un contributo sostitutivo corrispondente al valore medio di mercato di un posto auto a raso, quantificato come da Determinazione Dirigenziale n. 52 del 15.5.2015 nella misura di € [monetizzazione_totale], tenuto conto che l'immobile ricade nella zona ….............., <text:s/>secondo la zonizzazione dell'Agenzia delle Entrate per i valori immobiliari (OMI)</text:span></text:p>
      <text:p text:style-name="P21"><text:tab/></text:p>
      <text:p text:style-name="P26"><text:span text:style-name="T27"><text:tab/></text:span><text:span text:style-name="T26">Pertanto nel caso in argomento è necessario versare l’importo di € [monetizzazione_totale]</text:span></text:p>
      <text:p text:style-name="P21"><text:tab/></text:p>
      <text:p text:style-name="P21"><text:tab/>Tali somme dovranno essere versate sul conto corrente bancario del Comune di Savona <text:s/>n° <text:span text:style-name="T40">2597290</text:span> Tesoreria Comunale (codice IBAN <text:span text:style-name="T40">IT91 Y061 7510 6100 0000 2597290)</text:span> acceso presso la <text:span text:style-name="T41">Banca Carige Spa </text:span>indicando le seguenti causali:</text:p>
      <text:p text:style-name="P21"/>
      <text:p text:style-name="P46"><text:span text:style-name="T4">€ [oneri_totale] <text:s/></text:span><text:span text:style-name="T6">quota di contributo ai sensi dell’art. 2 comma 1, lett. a) e b) della L.R. n. 25/95</text:span></text:p>
      <text:p text:style-name="P54">€ [monetizzazione_totale] <text:span text:style-name="T7">contributo sostitutivo parcheggi </text:span><text:span text:style-name="T8">e verde</text:span><text:span text:style-name="T7"> non reperiti </text:span></text:p>
      <text:p text:style-name="P27"><text:tab/></text:p>
      <text:p text:style-name="P27"><text:tab/></text:p>
      <text:p text:style-name="P28"><text:tab/>Si rammenta che il termine di 30 giorni per dare corso alle opere decorre dalla data di presentazione della documentazione integrativa ossia <text:s/>dal ...............</text:p>
      <text:p text:style-name="P62"/>
      <text:p text:style-name="P47">Alla comunicazione di inizio lavori prevista dall'art.26, comma 5 della L.R. 16/08 dovrà essere allegata:</text:p>
      <text:list xml:id="list1866725857704062183" text:style-name="L1">
        <text:list-item>
          <text:p text:style-name="P67">copia delle ricevute dei versamenti effettuati</text:p>
        </text:list-item>
        <text:list-item>
          <text:p text:style-name="P69"><text:span text:style-name="T13">la documentazione prevista dall'art. 90 del D.Lgs 81/09 relativamente alla ditta esecutrice</text:span><text:span text:style-name="T14"> </text:span><text:span text:style-name="T13">ossia:</text:span></text:p>
          <text:list>
            <text:list-header>
              <text:p text:style-name="P65">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66"><text:span text:style-name="T31">B) 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15">www.comune.savona.it</text:span></text:a><text:a xlink:type="simple" xlink:href="http://www.comune.savona.it/" text:style-name="Internet_20_link" text:visited-style-name="Visited_20_Internet_20_Link"><text:span text:style-name="T15">)</text:span></text:a></text:p>
              <text:p text:style-name="P66"><text:span text:style-name="T32">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33">www.comune.savona.it</text:span></text:a><text:span text:style-name="T32">)</text:span></text:p>
            </text:list-header>
          </text:list>
          <text:p text:style-name="P68"/>
        </text:list-item>
      </text:list>
      <text:p text:style-name="P55">oppure</text:p>
      <text:p text:style-name="P56"/>
      <text:p text:style-name="P56">Alla comunicazione di inizio lavori dovrà essere allegata <text:span text:style-name="T1">copia delle ricevute dei versamenti effettuati</text:span><text:span text:style-name="T2"> </text:span><text:span text:style-name="T1">nonché la documentazione prevista dall'art. 90 del D.Lgs 81/09 relativamente alla ditta esecutrice in quanto la documentazione trasmessa non è più in corso di validità.</text:span></text:p>
      <text:p text:style-name="P55">oppure</text:p>
      <text:p text:style-name="P60"><text:span text:style-name="T30">Alla comunicazione di inizio lavori dovrà essere allegata </text:span>copia delle ricevute dei versamenti effettuati<text:span text:style-name="T10"> </text:span>nonché la documentazione prevista dall'art. 90 del D.Lgs 81/09 relativamente alla ditta esecutrice qualora la documentazione già trasmessa in allegato alla DIA non sia più in corso di validità.</text:p>
      <text:p text:style-name="P61"/>
      <text:p text:style-name="Standard"><text:soft-page-break/><text:span text:style-name="T16"><text:tab/></text:span><text:span text:style-name="T18">Si rammenta che prima dell'esecuzione delle opere strutturali <text:s/>dovrà essere trasmessa la copia della denuncia </text:span><text:span text:style-name="T34">delle strutture ai sensi dell'art. 93 del <text:s/>Decreto Presidente Repubblica n.380 del 6.6.2001 e s.m.i. e del</text:span><text:span text:style-name="T35"> </text:span><text:span text:style-name="T34">Decreto Ministeriale 14.1.2008 e dalla vigente normativa, </text:span><text:span text:style-name="T18">prescritta dall'art. 4 della legge 5 novembre 1971, n° 1086 munita degli estremi di avvenuta presentazione all'Amministrazione Provinciale di Savona. </text:span></text:p>
      <text:p text:style-name="P19"/>
      <text:p text:style-name="P19"/>
      <text:p text:style-name="P31"><text:span text:style-name="T17">(SOLO X LA DIA)</text:span><text:span text:style-name="T16"> </text:span><text:span text:style-name="T13">Si avverte infine che, ai sensi dell'art. 14 comma 1 del vigente Regolamento Edilizio Comunale, l'inizio dei lavori deve avvenire entro un anno dalla data di efficacia della denuncia di inizio attività indicata in oggetto.</text:span></text:p>
      <text:p text:style-name="P17"><text:tab/></text:p>
      <text:p text:style-name="Standard"><text:span text:style-name="T16"><text:tab/></text:span><text:span text:style-name="T4">Avverso il presente provvedimento può essere opposto ricorso davanti al competente T.A.R. entro 60 giorni dalla notifica della presente ovvero ricorso straordinario al Capo dello Stato entro 120 giorni dalla stessa data.</text:span></text:p>
      <text:p text:style-name="P18"/>
      <text:p text:style-name="P48"/>
      <text:p text:style-name="P57"/>
      <text:p text:style-name="P46">Distinti saluti.</text:p>
      <text:p text:style-name="P46"/>
      <table:table table:name="Tabella4" table:style-name="Tabella4">
        <table:table-column table:style-name="Tabella4.A"/>
        <table:table-column table:style-name="Tabella4.B"/>
        <table:table-row table:style-name="Tabella4.1">
          <table:table-cell table:style-name="Tabella4.A1" office:value-type="string">
            <text:p text:style-name="P14"/>
          </table:table-cell>
          <table:table-cell table:style-name="Tabella4.A1" office:value-type="string">
            <text:p text:style-name="P15"/>
          </table:table-cell>
        </table:table-row>
        <table:table-row table:style-name="Tabella4.1">
          <table:table-cell table:style-name="Tabella4.A1" office:value-type="string">
            <text:p text:style-name="P15"/>
          </table:table-cell>
          <table:table-cell table:style-name="Tabella4.A1" office:value-type="string">
            <text:p text:style-name="P14">Il Dirigente</text:p>
            <text:p text:style-name="P14">Arch. Giovanna Macario</text:p>
          </table:table-cell>
        </table:table-row>
      </table:table>
      <text:p text:style-name="P46"/>
      <text:p text:style-name="P41"/>
      <table:table table:name="Tabella5" table:style-name="Tabella5">
        <table:table-column table:style-name="Tabella5.A"/>
        <table:table-row>
          <table:table-cell table:style-name="Tabella5.A1" office:value-type="string">
            <text:p text:style-name="P30">CALCOLO ONERI DI COSTRUZIONE</text:p>
            <text:p text:style-name="P29">Classe di funzione: [oneri_dettaglio.funzione;block=tbs:row]</text:p>
            <text:p text:style-name="P29">Superficie utile mq. [oneri_dettaglio.superficie]</text:p>
            <text:p text:style-name="P29">Tariffa di riferimento = € [oneri_dettaglio.tariffa] al mq.</text:p>
            <text:p text:style-name="P29">Costo di costruzione = € [oneri_dettaglio.cc_unitario]</text:p>
            <text:p text:style-name="P29">B1 = € [oneri_dettaglio.b1_unitario]</text:p>
            <text:p text:style-name="P29">B2 = € [oneri_dettaglio.b2_unitario]</text:p>
            <text:p text:style-name="P29">Riduzioni applicate: [oneri_dettaglio.aggravio_carico_insediativo]</text:p>
            <text:p text:style-name="P29">Incentivo comunale: [oneri_dettaglio.incentivo_comunale]</text:p>
            <text:p text:style-name="P29">[oneri_dettaglio.tipologie_superiori]</text:p>
            <text:p text:style-name="P29"/>
            <text:p text:style-name="P29">Tipo di intervento: [oneri_dettaglio.intervento] [oneri_dettaglio.perc]</text:p>
            <text:p text:style-name="P29"/>
            <text:p text:style-name="P29">Totale costo di costruzione = € [oneri_dettaglio.mq_cc] X [oneri_dettaglio.superficie] mq = € [oneri_dettaglio.cc]</text:p>
            <text:p text:style-name="P29">Totale B1 = [oneri_dettaglio.mq_b1] X [oneri_dettaglio.superficie] mq = € [oneri_dettaglio.b1]</text:p>
            <text:p text:style-name="P23">Totale B2 = [oneri_dettaglio.mq_b2] X [oneri_dettaglio.superficie] mq = € [oneri_dettaglio.b2]</text:p>
            <text:p text:style-name="P42"/>
          </table:table-cell>
        </table:table-row>
      </table:table>
      <text:p text:style-name="P41"/>
      <text:p text:style-name="P41"/>
      <text:h text:style-name="P70" text:outline-level="1">Informativa ai sensi dell’articolo 13 del D.Lgs 30 giugno 2003 n.196</text:h>
      <text:p text:style-name="P43"/>
      <text:p text:style-name="P43">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3"/>
      <text:p text:style-name="P58">Finalità del trattamento.</text:p>
      <text:p text:style-name="P43">Il Comune di Savona, Settore Pianificazione Territoriale e Sistemi Informativi, desidera informarLa che la compilazione della denuncia di inizio attività, comporta il conferimento di vari dati personali, che verranno trattati dal Comune di Savona per le finalità di applicazione della disciplina in materia urbanistico-edilizia.</text:p>
      <text:p text:style-name="P18"/>
      <text:p text:style-name="P43"><text:soft-page-break/>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8"/>
      <text:p text:style-name="P43">Gli stessi dati possono altresì essere comunicati a privati o enti pubblici economici qualora ciò sia previsto da una norma di legge o di regolamento.</text:p>
      <text:p text:style-name="P59"/>
      <text:p text:style-name="P45">Dati personali.</text:p>
      <text:p text:style-name="P43">I dati richiesti devono essere indicati obbligatoriamente onde rendere possibile le verifiche sulla denuncia di inizio attività.</text:p>
      <text:p text:style-name="P43">Il rifiuto di fornire i dati richiesti comporterà l’impossibilità di rendere efficace la Sua denuncia.</text:p>
      <text:p text:style-name="P59"/>
      <text:p text:style-name="P45">Modalità di trattamento.</text:p>
      <text:p text:style-name="P43">I dati verranno trattati con modalità prevalentemente informatizzate e con logiche pienamente rispondenti alle finalità da perseguire anche mediante:</text:p>
      <text:p text:style-name="P43">Verifiche dei dati esposti nella domanda e documentazione allegata con altri dati in possesso del Comune di Savona;</text:p>
      <text:p text:style-name="P43">Verifiche dei dati contenuti nella domanda e nella documentazione allegata con i dati in possesso di altri organismi.</text:p>
      <text:p text:style-name="P59"/>
      <text:p text:style-name="P45">Titolari del trattamento.</text:p>
      <text:p text:style-name="P44"><text:span text:style-name="T9">Il Comune di Savona assume la qualifica </text:span><text:span text:style-name="T5">di titolare del trattamento dei dati personali</text:span><text:span text:style-name="T9">.</text:span></text:p>
      <text:p text:style-name="P43">Il responsabile del trattamento dei dati personali è il Direttore del Settore Pianificazione Territoriale e Sistemi Informativi Arch. Giovanna Macario.</text:p>
      <text:p text:style-name="P59"/>
      <text:p text:style-name="P45">Diritti dell’interessato.</text:p>
      <text:p text:style-name="P43">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59"/>
      <text:p text:style-name="P45">Consenso.</text:p>
      <text:p text:style-name="P43">Il Comune di Savona, in quanto soggetto pubblico, non deve acquisire il consenso degli interessati per poter trattare i loro dati personali.</text:p>
      <text:p text:style-name="P59"/>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7" style:family="paragraph" style:parent-style-name="Standard">
      <style:paragraph-properties fo:text-align="justify" style:justify-single-word="false" style:snap-to-layout-grid="false"/>
      <style:text-properties fo:font-size="8pt" fo:font-style="italic" fo:font-weight="normal" style:font-size-asian="8pt" style:font-style-asian="italic" style:font-weight-asian="normal" style:font-size-complex="8pt" style:font-weight-complex="normal"/>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9"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10"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1"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2"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P13" style:family="paragraph" style:parent-style-name="Standard">
      <style:text-properties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1"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p>
              <text:p text:style-name="MP6">Responsabile del procedimento:</text:p>
            </table:table-cell>
            <table:table-cell table:style-name="Tabella2.D1" office:value-type="string">
              <text:p text:style-name="MP6">Arch. Giovanna Macario </text:p>
              <text:p text:style-name="MP7">[responsabile_procediment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8">[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9">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10">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11">[onload.data_presentazione]</text:p>
            </table:table-cell>
          </table:table-row>
          <table:table-row table:style-name="Tabella2.1">
            <table:table-cell table:style-name="Tabella2.A6" office:value-type="string">
              <text:p text:style-name="MP6"/>
            </table:table-cell>
            <table:table-cell table:style-name="Tabella2.B6" office:value-type="string">
              <text:p text:style-name="MP12">Tel. 019 -8310 ----</text:p>
            </table:table-cell>
            <table:table-cell table:style-name="Tabella2.B6" office:value-type="string">
              <text:p text:style-name="MP6"/>
            </table:table-cell>
            <table:table-cell table:style-name="Tabella2.D6" office:value-type="string">
              <text:p text:style-name="MP11"/>
            </table:table-cell>
          </table:table-row>
        </table:table>
        <text:p text:style-name="MP13"/>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05-26T13:47:50.34</dc:date>
    <meta:print-date>2013-02-20T09:35:00</meta:print-date>
    <meta:editing-cycles>44</meta:editing-cycles>
    <meta:editing-duration>PT3H36M3S</meta:editing-duration>
    <meta:generator>OpenOffice/4.1.0$Win32 OpenOffice.org_project/410m18$Build-9764</meta:generator>
    <meta:document-statistic meta:table-count="6" meta:image-count="1" meta:object-count="0" meta:page-count="4" meta:paragraph-count="119" meta:word-count="1508" meta:character-count="11213"/>
  </office:meta>
</office:document-meta>
</file>